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kaoPGothic1" svg:font-family="TakaoP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IPAゴシック" svg:font-family="IPAゴシック" style:font-family-generic="system" style:font-pitch="variable"/>
    <style:font-face style:name="IPA明朝" svg:font-family="IPA明朝" style:font-family-generic="system" style:font-pitch="variable"/>
    <style:font-face style:name="TakaoPGothic" svg:font-family="TakaoPGothic" style:font-family-generic="system" style:font-pitch="variable"/>
  </office:font-face-decls>
  <office:automatic-styles>
    <style:style style:name="P1" style:family="paragraph" style:parent-style-name="Standard">
      <style:text-properties officeooo:rsid="000df50c" officeooo:paragraph-rsid="000df50c"/>
    </style:style>
    <style:style style:name="P2" style:family="paragraph" style:parent-style-name="Standard">
      <style:text-properties officeooo:rsid="000df50c" officeooo:paragraph-rsid="0010dc29"/>
    </style:style>
    <style:style style:name="P3" style:family="paragraph" style:parent-style-name="Standard">
      <style:text-properties officeooo:rsid="000df50c" officeooo:paragraph-rsid="00146f6a"/>
    </style:style>
    <style:style style:name="P4" style:family="paragraph" style:parent-style-name="Standard">
      <style:text-properties officeooo:rsid="0011e365" officeooo:paragraph-rsid="0011e365"/>
    </style:style>
    <style:style style:name="T1" style:family="text">
      <style:text-properties officeooo:rsid="000dfe79"/>
    </style:style>
    <style:style style:name="T2" style:family="text">
      <style:text-properties officeooo:rsid="0010dc2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実施内容</text:p>
      <text:p text:style-name="P4">本共同研究では、これまで粘土含水系の組織構造シミュレーションを行うためのCG-MD法(粗視化分子動力学法)を開発してきた。この方法では、粘土含水系への水分の出入りを制御するために、層間水の多寡に応じて変化する水和エネルギーを与える必要がある。昨年度の研究では、離散的な膨潤状態の推移を示す、仮想的な粘土の水和エネルギーモデルを用いていた。これに対して本年度は、実験で観測されたNa型モンモリロナイトの膨潤挙動を反映した水和エネルギーモデルを作成し、吸水膨潤のCG-MDシミュレーションを行った．加えて、これまで化学ポテンシャルを指定した計算を行っていたが、相対湿度を指定した計算を実施することができるよう手法の改良を行った。</text:p>
      <text:p text:style-name="P4"/>
      <text:p text:style-name="P1"/>
      <text:p text:style-name="P1">図1</text:p>
      <text:p text:style-name="P1">粉末XRD試験と全原子MD計算の結果から作成したNa型モンモリロナイトの水和エネルギーモデル</text:p>
      <text:p text:style-name="P1"/>
      <text:p text:style-name="P1">(a)は粉末XRD試験で得られた膨潤曲線を、(b)は全原子MD計算で得られた水和モル数と層間距離の関係を示す(いずれもNa型モンモリロナイト)。これらの関係をもとに、化学ポテンシャルの熱力学理論式を水和モル数で積分することで、Na型モンモリロナイトの水和エネルギー(c)をモデル化．実験で得られた膨潤特性が水和エネルギーに反映されるとともに、湿度を指定したCG-MD<text:span text:style-name="T1">(</text:span>粗視化分子動力学法<text:span text:style-name="T1">)</text:span>による粘土含水系の組織構造計算が可能となる。</text:p>
      <text:p text:style-name="P1"/>
      <text:p text:style-name="P1">図2</text:p>
      <text:p text:style-name="P1">湿度を指定して行ったNa型モンモリロナイトの吸水膨張シミュレーションの結果</text:p>
      <text:p text:style-name="P1">(a)初期状態,(b)相対湿度50%, (c) 相対湿度75%における粘土分子配置のスナップショット</text:p>
      <text:p text:style-name="P1"/>
      <text:p text:style-name="P1">(<text:span text:style-name="T1">a)の</text:span>初期状態は2021年度共同研究で得られた組織構造で、系全体が一層膨潤に達するには不十分な水分量となっているモデルである．これを始状態として相対湿度を，それぞれ50%および75%に設定して組織構造の緩和（平衡化）計算を行った結果が<text:span text:style-name="T1">(b)と(c)である．いずれも、温度は300Kで、湿度に応じた吸水が起こり，粘土層間距離が拡がっている。その結果として、粘土分子の積層体はかさを顕著に増す一方、粘土層外の間隙が積層体の体積増加を吸収するために、モデル全体の膨潤量は小さい。湿度75%のケースでは50%に比較して吸水量が大きく、層外の間隙がほとんど消失している。</text:span></text:p>
      <text:p text:style-name="P1"/>
      <text:p text:style-name="P1">図3</text:p>
      <text:p text:style-name="P1">湿度を指定して行ったNa型モンモリロナイトの吸水膨張シミュレーションの結果</text:p>
      <text:p text:style-name="P1">(a)初期状態,(b)相対湿度50%, (c) 相対湿度75%における粘土層間距離の頻度分布</text:p>
      <text:p text:style-name="P1"/>
      <text:p text:style-name="P2">(<text:span text:style-name="T2">a</text:span>)の初期状態では、層間距離は10〜11Åの範囲にあり、<text:span text:style-name="T2">0と1層膨潤状態の中間にある．この状態から相対湿度を50%にしてシミュレーションを行った結果(b)では，層間距離は12.5Åに集中しほぼ1膨潤状態のみになる。更に相対湿度をあげた75%では、13.5Åと15.5Å付近に2つのピークを持つ頻度分布が現れている．前者のピークは1層から2層膨潤へ移行する直前の、後者は2層膨潤の層間距離に相当し，1層,2層膨潤状態が混在することを示している．いずれの相対湿度も，図1-(a)に示したXRD試験で観測される層間距離に近い値となっており，本研究でも用いた水和エネルギーモデルに，観測で得られたNa型モンモリロナイトの膨潤特性が範囲されていることを示している．</text:span></text:p>
      <text:p text:style-name="P2"/>
      <text:p text:style-name="P2"/>
      <text:p text:style-name="P2"/>
      <text:p text:style-name="P3">本年度の研究の結果、粘土含水系の組織構造形成シミュレーションを、CG-MD法により温度、湿度、圧力、体積などを指定して実施することが可能となった。これは、XRD試験等、実験で指定される条件を設定したCG-MDシミュレーションが実施できることを意味する。従って、今後、実験とCG-MDシミュレーション結果から合成されたXRDパターンを比較する等の方法で、CG-MDモデルの検証を行うことや、逆に、シミュレーション結果を用いて実験結果を解釈することで、粘土含水系のメソスケール組織構造の解析にも利用できる。ただし、そのためには、モデルパラメータの最適化や計算効率の向上が必要となる。また、Na型以外の粘土についても水和エネルギーモデルを観測に基づいて行うことが、より広範な条件での組織構造解析を行うための課題となる。</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kaoPGothic1" svg:font-family="TakaoP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IPAゴシック" svg:font-family="IPAゴシック" style:font-family-generic="system" style:font-pitch="variable"/>
    <style:font-face style:name="IPA明朝" svg:font-family="IPA明朝" style:font-family-generic="system" style:font-pitch="variable"/>
    <style:font-face style:name="TakaoPGothic" svg:font-family="TakaoPGothi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IPA明朝" style:font-size-asian="10.5pt" style:language-asian="ja" style:country-asian="JP" style:font-name-complex="TakaoPGothic"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IPA明朝" style:font-size-asian="10.5pt" style:language-asian="ja" style:country-asian="JP" style:font-name-complex="TakaoPGothic"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IPAゴシック" style:font-family-asian="IPAゴシック" style:font-family-generic-asian="system" style:font-pitch-asian="variable" style:font-size-asian="14pt" style:font-name-complex="TakaoPGothic" style:font-family-complex="TakaoPGothi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TakaoPGothic1" style:font-family-complex="TakaoPGothic"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kaoPGothic1" style:font-family-complex="TakaoPGothi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kaoPGothic1" style:font-family-complex="TakaoPGothic"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1-26T12:51:04.765332769</meta:creation-date>
    <dc:date>2023-01-26T14:01:03.856319105</dc:date>
    <meta:editing-duration>PT16M47S</meta:editing-duration>
    <meta:editing-cycles>3</meta:editing-cycles>
    <meta:generator>LibreOffice/6.0.7.3$Linux_X86_64 LibreOffice_project/00m0$Build-3</meta:generator>
    <meta:document-statistic meta:table-count="0" meta:image-count="0" meta:object-count="0" meta:page-count="1" meta:paragraph-count="14" meta:word-count="1588" meta:character-count="1719" meta:non-whitespace-character-count="1715"/>
  </office:meta>
</office:document-meta>
</file>